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revor Bramwell</text:p>
      <text:p text:style-name="Preformatted_20_Text">CS419 – Assignment 1</text:p>
      <text:p text:style-name="Preformatted_20_Text">Professor Carlos Jensen</text:p>
      <text:p text:style-name="Preformatted_20_Text"/>
      <text:p text:style-name="P1">PROJECT</text:p>
      <text:p text:style-name="Preformatted_20_Text">The project I have chosen is ReadTheDocs (RTD). It can be found at the following URLs: http://readthedocs.org, http://github.com/rtfd</text:p>
      <text:p text:style-name="Preformatted_20_Text"/>
      <text:p text:style-name="P1">MEMBERSHIP</text:p>
      <text:p text:style-name="Preformatted_20_Text">RTD has approximately 62 total contributers with 3 to 5 of them actively involved in the project. It is lead by Eric Holscher, Chris McDonald, and Charles Leifer. Eric Holscher is the current project lead, but will be stepping down and handing things over to Chris McDonald.</text:p>
      <text:p text:style-name="Preformatted_20_Text"/>
      <text:p text:style-name="P1">INFRASTRUCTURE/ARCHITECTURE</text:p>
      <text:p text:style-name="Preformatted_20_Text">RTD uses a collection of open source technologies from the Python ecosystem. These include Sphinx-doc, Django, and Celery. I was quite surprised when I discovery that RTD is very open about their architecture and includes files in their source to replicate it. A graph of their architecture can be found here: http://docs.readthedocs.org/en/latest/architecture.html.</text:p>
      <text:p text:style-name="Preformatted_20_Text"/>
      <text:p text:style-name="P1">ABOUT THE PROJECT</text:p>
      <text:p text:style-name="Preformatted_20_Text">ReadTheDocs primary role is documentation hosting for open source communities. It generates and hosts projects documentation, and integrates with a wide array of source configuration management tools.</text:p>
      <text:p text:style-name="Preformatted_20_Text"/>
      <text:p text:style-name="Preformatted_20_Text">RTD is built on top of existing technology such as Django, Sphinx-doc, and Celery. The project has three main goals: encourage people to write documentation, be a central platform for finding documentation, and improving the quality of documentation. A further explanation of these goals can be found at: http://ericholscher.com/blog/2012/jan/22/why-read-docs-matters/</text:p>
      <text:p text:style-name="Preformatted_20_Text"/>
      <text:p text:style-name="Preformatted_20_Text">It is licensed under the BSD License. This license was chosen because it is the license of the Django project, and the leader is a Django core developer.</text:p>
      <text:p text:style-name="Preformatted_20_Text"/>
      <text:p text:style-name="P1">BRIEF HISTORY</text:p>
      <text:p text:style-name="Preformatted_20_Text">ReadTheDocs was started by Charles Leifer, Bobby Grace, and Eric Holscher at the 2010 Django Dash.</text:p>
      <text:p text:style-name="Preformatted_20_Text"/>
      <text:p text:style-name="Preformatted_20_Text">They saw that documentation hosting was pretty bad in the python world. The standard involved uploading a collection of HTML pages to package.python.org. Yet some people were transitioning to using github pages, and other had just given up and succumbed to using a collection of cron jobs.</text:p>
      <text:p text:style-name="Preformatted_20_Text"/>
      <text:p text:style-name="Preformatted_20_Text">The creaters knew that a better alternative could be made. Their choice of technology was mainly do to familiarity and .. Since most of their expertise was in Python and Django, that is what they used. This included Sphinx-doc which was already being used in the Python project for documentation. Using these tools they were able to create a working website in two days. From there the project grew to having over 80,000 page views a day. Documentation was being hosted.</text:p>
      <text:p text:style-name="Preformatted_20_Text"/>
      <text:p text:style-name="Preformatted_20_Text">A more in depth explination of the project and it's goals can be found by watching Eric Holscher's talk at DjangoCon 2011 here: http://lanyrd.com/2011/djangocon-us/sgfwh/</text:p>
      <text:p text:style-name="Preformatted_20_Text"/>
      <text:p text:style-name="Preformatted_20_Text"/>
      <text:p text:style-name="P1">RATIONAL FOR SELECTION &amp; INTENDED CONTRIBUTIONS</text:p>
      <text:p text:style-name="Preformatted_20_Text">I currently use RTD to host documentation for Ganeti Web Manager (GWM), an open source project from the Oregon State University Open Source Lab. I have really enjoyed using the site and it makes writing and hosting documentation much easier.</text:p>
      <text:p text:style-name="Preformatted_20_Text"/>
      <text:p text:style-name="Preformatted_20_Text">I have two main items I want to contribute. First, is support for cloning a project. If in the process of creating a project the name is accidentally misspelled, the project has to be deleted and recreated. This removes all the work of inputting the project metadata. This will save people time when they make a mistake. Second, is created a better error page. Most of RTD support time is spent linking people to the error page where all the logs for builds can be found. Documentation writers don't know how to parse this information and will generally need more hand holding. I hope to create a better error page that will help people easily see what when wrong during a build of their documentation and save the developers time spent providing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en" style:country-asian="US" style:font-name-complex="Lohit Devanagar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19T10:00:06</dc:date>
    <dc:creator>Trevor Bramwell</dc:creator>
    <meta:generator>LibreOffice/3.4$Unix LibreOffice_project/340m1$Build-502</meta:generator>
    <meta:document-statistic meta:table-count="0" meta:image-count="0" meta:object-count="0" meta:page-count="1" meta:paragraph-count="21" meta:word-count="585" meta:character-count="3696" meta:non-whitespace-character-count="3132"/>
    <meta:editing-duration>PT15M31S</meta:editing-duration>
    <meta:editing-cycles>1</meta:editing-cycles>
  </office:meta>
</office:document-meta>
</file>